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fo:background-color="#f58220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Symptomatisch 12-17</text:p>
          </table:table-cell>
          <table:table-cell office:value-type="string" calcext:value-type="string">
            <text:p>Symptomatisch 18-59</text:p>
          </table:table-cell>
          <table:table-cell office:value-type="string" calcext:value-type="string">
            <text:p>Symptomatisch 60+</text:p>
          </table:table-cell>
          <table:table-cell office:value-type="string" calcext:value-type="string">
            <text:p>Symptomatisch Geimpft 12-17</text:p>
          </table:table-cell>
          <table:table-cell office:value-type="string" calcext:value-type="string">
            <text:p>Symptomatisch Geimpft 18-59</text:p>
          </table:table-cell>
          <table:table-cell office:value-type="string" calcext:value-type="string">
            <text:p>Symptomatisch Geimpft 60+</text:p>
          </table:table-cell>
          <table:table-cell office:value-type="string" calcext:value-type="string">
            <text:p>Symptomatisch % Geimpft 18-59</text:p>
          </table:table-cell>
          <table:table-cell office:value-type="string" calcext:value-type="string">
            <text:p>Symptomatisch % Geimpft 12-17</text:p>
          </table:table-cell>
          <table:table-cell office:value-type="string" calcext:value-type="string">
            <text:p>Symptomatisch % Geimpft 60+</text:p>
          </table:table-cell>
          <table:table-cell office:value-type="string" calcext:value-type="string">
            <text:p>Hospitalisiert 12-17</text:p>
          </table:table-cell>
          <table:table-cell office:value-type="string" calcext:value-type="string">
            <text:p>Hospitalisiert 18-59</text:p>
          </table:table-cell>
          <table:table-cell office:value-type="string" calcext:value-type="string">
            <text:p>Hospitalisiert 60+</text:p>
          </table:table-cell>
          <table:table-cell office:value-type="string" calcext:value-type="string">
            <text:p>Hospitalisiert Geimpft 12-17</text:p>
          </table:table-cell>
          <table:table-cell office:value-type="string" calcext:value-type="string">
            <text:p>Hospitalisiert Geimpft 18-59</text:p>
          </table:table-cell>
          <table:table-cell office:value-type="string" calcext:value-type="string">
            <text:p>Hospitalisiert Geimpft 60+</text:p>
          </table:table-cell>
          <table:table-cell office:value-type="string" calcext:value-type="string">
            <text:p>Hospitalisiert % Geimpft 12-17</text:p>
          </table:table-cell>
          <table:table-cell office:value-type="string" calcext:value-type="string">
            <text:p>Hospitalisiert % Geimpft 18-59</text:p>
          </table:table-cell>
          <table:table-cell office:value-type="string" calcext:value-type="string">
            <text:p>Hospitalisiert % Geimpft 60+</text:p>
          </table:table-cell>
          <table:table-cell office:value-type="string" calcext:value-type="string">
            <text:p>Intensiv 12-17</text:p>
          </table:table-cell>
          <table:table-cell office:value-type="string" calcext:value-type="string">
            <text:p>Intensiv 18-59</text:p>
          </table:table-cell>
          <table:table-cell office:value-type="string" calcext:value-type="string">
            <text:p>Intensiv 60+</text:p>
          </table:table-cell>
          <table:table-cell office:value-type="string" calcext:value-type="string">
            <text:p>Intensiv Geimpft 12-17</text:p>
          </table:table-cell>
          <table:table-cell office:value-type="string" calcext:value-type="string">
            <text:p>Intensiv Geimpft 18-59</text:p>
          </table:table-cell>
          <table:table-cell office:value-type="string" calcext:value-type="string">
            <text:p>Intensiv Geimpft 60+</text:p>
          </table:table-cell>
          <table:table-cell office:value-type="string" calcext:value-type="string">
            <text:p>Intensiv % Geimpft 12-17</text:p>
          </table:table-cell>
          <table:table-cell office:value-type="string" calcext:value-type="string">
            <text:p>Intensiv % Geimpft 18-59</text:p>
          </table:table-cell>
          <table:table-cell office:value-type="string" calcext:value-type="string">
            <text:p>Intensiv % Geimpft 60+</text:p>
          </table:table-cell>
          <table:table-cell office:value-type="string" calcext:value-type="string">
            <text:p>Verstorben 12-17</text:p>
          </table:table-cell>
          <table:table-cell office:value-type="string" calcext:value-type="string">
            <text:p>Verstorben 18-59</text:p>
          </table:table-cell>
          <table:table-cell office:value-type="string" calcext:value-type="string">
            <text:p>Verstorben 60+</text:p>
          </table:table-cell>
          <table:table-cell office:value-type="string" calcext:value-type="string">
            <text:p>Verstorben Geimpft 12-17</text:p>
          </table:table-cell>
          <table:table-cell office:value-type="string" calcext:value-type="string">
            <text:p>Intensiv Geimpft 18-59</text:p>
          </table:table-cell>
          <table:table-cell office:value-type="string" calcext:value-type="string">
            <text:p>Verstorben Geimpft 60+</text:p>
          </table:table-cell>
          <table:table-cell office:value-type="string" calcext:value-type="string">
            <text:p>Verstorben % Geimpft 12-17</text:p>
          </table:table-cell>
          <table:table-cell office:value-type="string" calcext:value-type="string">
            <text:p>Verstorben % Geimpft 18-59</text:p>
          </table:table-cell>
          <table:table-cell office:value-type="string" calcext:value-type="string">
            <text:p>Verstorben % Geimpft 60+</text:p>
          </table:table-cell>
        </table:table-row>
        <table:table-row table:style-name="ro1">
          <table:table-cell office:value-type="string" calcext:value-type="string">
            <text:p>38-41</text:p>
          </table:table-cell>
          <table:table-cell office:value-type="float" office:value="15495" calcext:value-type="float">
            <text:p>15495</text:p>
          </table:table-cell>
          <table:table-cell office:value-type="float" office:value="90371" calcext:value-type="float">
            <text:p>90371</text:p>
          </table:table-cell>
          <table:table-cell office:value-type="float" office:value="16699" calcext:value-type="float">
            <text:p>16699</text:p>
          </table:table-cell>
          <table:table-cell office:value-type="float" office:value="474" calcext:value-type="float">
            <text:p>474</text:p>
          </table:table-cell>
          <table:table-cell office:value-type="float" office:value="31386" calcext:value-type="float">
            <text:p>31386</text:p>
          </table:table-cell>
          <table:table-cell office:value-type="float" office:value="9522" calcext:value-type="float">
            <text:p>9522</text:p>
          </table:table-cell>
          <table:table-cell table:formula="of:=[.E2]/[.B2]*100" office:value-type="float" office:value="3.05905130687318" calcext:value-type="float">
            <text:p>3.05905130687318</text:p>
          </table:table-cell>
          <table:table-cell table:formula="of:=[.F2]/[.C2]*100" office:value-type="float" office:value="34.7301678635846" calcext:value-type="float">
            <text:p>34.7301678635846</text:p>
          </table:table-cell>
          <table:table-cell table:formula="of:=[.G2]/[.D2]*100" office:value-type="float" office:value="57.0213785256602" calcext:value-type="float">
            <text:p>57.0213785256602</text:p>
          </table:table-cell>
          <table:table-cell office:value-type="float" office:value="97" calcext:value-type="float">
            <text:p>97</text:p>
          </table:table-cell>
          <table:table-cell office:value-type="float" office:value="2766" calcext:value-type="float">
            <text:p>2766</text:p>
          </table:table-cell>
          <table:table-cell office:value-type="float" office:value="2996" calcext:value-type="float">
            <text:p>2996</text:p>
          </table:table-cell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  <table:table-cell office:value-type="float" office:value="1260" calcext:value-type="float">
            <text:p>1260</text:p>
          </table:table-cell>
          <table:table-cell table:formula="of:=[.N2]/[.K2]*100" office:value-type="float" office:value="3.09278350515464" calcext:value-type="float">
            <text:p>3.09278350515464</text:p>
          </table:table-cell>
          <table:table-cell table:formula="of:=[.O2]/[.L2]*100" office:value-type="float" office:value="17.3897324656544" calcext:value-type="float">
            <text:p>17.3897324656544</text:p>
          </table:table-cell>
          <table:table-cell table:formula="of:=[.P2]/[.M2]*100" office:value-type="float" office:value="42.0560747663551" calcext:value-type="float">
            <text:p>42.0560747663551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table:formula="of:=[.W2]/[.T2]*100" office:value-type="float" office:value="0" calcext:value-type="float">
            <text:p>0</text:p>
          </table:table-cell>
          <table:table-cell table:formula="of:=[.X2]/[.U2]*100" office:value-type="float" office:value="12.0104438642298" calcext:value-type="float">
            <text:p>12.0104438642298</text:p>
          </table:table-cell>
          <table:table-cell table:formula="of:=[.Y2]/[.V2]*100" office:value-type="float" office:value="29.9283154121864" calcext:value-type="float">
            <text:p>29.92831541218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formula="of:=[.AF2]/[.AC2]*100" office:value-type="string" office:string-value="" calcext:value-type="error">
            <text:p>#DIV/0!</text:p>
          </table:table-cell>
          <table:table-cell table:formula="of:=[.AG2]/[.AD2]*100" office:value-type="float" office:value="6.45161290322581" calcext:value-type="float">
            <text:p>6.45161290322581</text:p>
          </table:table-cell>
          <table:table-cell table:formula="of:=[.AH2]/[.AE2]*100" office:value-type="float" office:value="46.615087040619" calcext:value-type="float">
            <text:p>46.615087040619</text:p>
          </table:table-cell>
        </table:table-row>
        <table:table-row table:style-name="ro1">
          <table:table-cell office:value-type="string" calcext:value-type="string">
            <text:p>39-42</text:p>
          </table:table-cell>
          <table:table-cell office:value-type="float" office:value="17342" calcext:value-type="float">
            <text:p>17342</text:p>
          </table:table-cell>
          <table:table-cell office:value-type="float" office:value="108011" calcext:value-type="float">
            <text:p>108011</text:p>
          </table:table-cell>
          <table:table-cell office:value-type="float" office:value="21928" calcext:value-type="float">
            <text:p>21928</text:p>
          </table:table-cell>
          <table:table-cell office:value-type="float" office:value="621" calcext:value-type="float">
            <text:p>621</text:p>
          </table:table-cell>
          <table:table-cell office:value-type="float" office:value="40467" calcext:value-type="float">
            <text:p>40467</text:p>
          </table:table-cell>
          <table:table-cell office:value-type="float" office:value="12910" calcext:value-type="float">
            <text:p>12910</text:p>
          </table:table-cell>
          <table:table-cell table:formula="of:=[.E3]/[.B3]*100" office:value-type="float" office:value="3.58090185676393" calcext:value-type="float">
            <text:p>3.58090185676393</text:p>
          </table:table-cell>
          <table:table-cell table:formula="of:=[.F3]/[.C3]*100" office:value-type="float" office:value="37.4656285008008" calcext:value-type="float">
            <text:p>37.4656285008008</text:p>
          </table:table-cell>
          <table:table-cell table:formula="of:=[.G3]/[.D3]*100" office:value-type="float" office:value="58.8744983582634" calcext:value-type="float">
            <text:p>58.8744983582634</text:p>
          </table:table-cell>
          <table:table-cell office:value-type="float" office:value="105" calcext:value-type="float">
            <text:p>105</text:p>
          </table:table-cell>
          <table:table-cell office:value-type="float" office:value="2934" calcext:value-type="float">
            <text:p>2934</text:p>
          </table:table-cell>
          <table:table-cell office:value-type="float" office:value="3664" calcext:value-type="float">
            <text:p>3664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  <table:table-cell office:value-type="float" office:value="1602" calcext:value-type="float">
            <text:p>1602</text:p>
          </table:table-cell>
          <table:table-cell table:formula="of:=[.N3]/[.K3]*100" office:value-type="float" office:value="2.85714285714286" calcext:value-type="float">
            <text:p>2.85714285714286</text:p>
          </table:table-cell>
          <table:table-cell table:formula="of:=[.O3]/[.L3]*100" office:value-type="float" office:value="18.8139059304703" calcext:value-type="float">
            <text:p>18.8139059304703</text:p>
          </table:table-cell>
          <table:table-cell table:formula="of:=[.P3]/[.M3]*100" office:value-type="float" office:value="43.7227074235808" calcext:value-type="float">
            <text:p>43.7227074235808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[.W3]/[.T3]*100" office:value-type="float" office:value="0" calcext:value-type="float">
            <text:p>0</text:p>
          </table:table-cell>
          <table:table-cell table:formula="of:=[.X3]/[.U3]*100" office:value-type="float" office:value="12.0204603580563" calcext:value-type="float">
            <text:p>12.0204603580563</text:p>
          </table:table-cell>
          <table:table-cell table:formula="of:=[.Y3]/[.V3]*100" office:value-type="float" office:value="33.3881578947368" calcext:value-type="float">
            <text:p>33.388157894736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formula="of:=[.AF3]/[.AC3]*100" office:value-type="string" office:string-value="" calcext:value-type="error">
            <text:p>#DIV/0!</text:p>
          </table:table-cell>
          <table:table-cell table:formula="of:=[.AG3]/[.AD3]*100" office:value-type="float" office:value="4.16666666666667" calcext:value-type="float">
            <text:p>4.16666666666667</text:p>
          </table:table-cell>
          <table:table-cell table:formula="of:=[.AH3]/[.AE3]*100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40-43</text:p>
          </table:table-cell>
          <table:table-cell office:value-type="float" office:value="20282" calcext:value-type="float">
            <text:p>20282</text:p>
          </table:table-cell>
          <table:table-cell office:value-type="float" office:value="132583" calcext:value-type="float">
            <text:p>132583</text:p>
          </table:table-cell>
          <table:table-cell office:value-type="float" office:value="29316" calcext:value-type="float">
            <text:p>29316</text:p>
          </table:table-cell>
          <table:table-cell office:value-type="float" office:value="848" calcext:value-type="float">
            <text:p>848</text:p>
          </table:table-cell>
          <table:table-cell office:value-type="float" office:value="52617" calcext:value-type="float">
            <text:p>52617</text:p>
          </table:table-cell>
          <table:table-cell office:value-type="float" office:value="17735" calcext:value-type="float">
            <text:p>17735</text:p>
          </table:table-cell>
          <table:table-cell table:formula="of:=[.E4]/[.B4]*100" office:value-type="float" office:value="4.18104723400059" calcext:value-type="float">
            <text:p>4.18104723400059</text:p>
          </table:table-cell>
          <table:table-cell table:formula="of:=[.F4]/[.C4]*100" office:value-type="float" office:value="39.6860834345278" calcext:value-type="float">
            <text:p>39.6860834345278</text:p>
          </table:table-cell>
          <table:table-cell table:formula="of:=[.G4]/[.D4]*100" office:value-type="float" office:value="60.4959748942557" calcext:value-type="float">
            <text:p>60.4959748942557</text:p>
          </table:table-cell>
          <table:table-cell office:value-type="float" office:value="116" calcext:value-type="float">
            <text:p>116</text:p>
          </table:table-cell>
          <table:table-cell office:value-type="float" office:value="3307" calcext:value-type="float">
            <text:p>3307</text:p>
          </table:table-cell>
          <table:table-cell office:value-type="float" office:value="4594" calcext:value-type="float">
            <text:p>4594</text:p>
          </table:table-cell>
          <table:table-cell office:value-type="float" office:value="4" calcext:value-type="float">
            <text:p>4</text:p>
          </table:table-cell>
          <table:table-cell office:value-type="float" office:value="690" calcext:value-type="float">
            <text:p>690</text:p>
          </table:table-cell>
          <table:table-cell office:value-type="float" office:value="2065" calcext:value-type="float">
            <text:p>2065</text:p>
          </table:table-cell>
          <table:table-cell table:formula="of:=[.N4]/[.K4]*100" office:value-type="float" office:value="3.44827586206897" calcext:value-type="float">
            <text:p>3.44827586206897</text:p>
          </table:table-cell>
          <table:table-cell table:formula="of:=[.O4]/[.L4]*100" office:value-type="float" office:value="20.864832174176" calcext:value-type="float">
            <text:p>20.864832174176</text:p>
          </table:table-cell>
          <table:table-cell table:formula="of:=[.P4]/[.M4]*100" office:value-type="float" office:value="44.9499346974314" calcext:value-type="float">
            <text:p>44.9499346974314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table:formula="of:=[.W4]/[.T4]*100" office:value-type="float" office:value="0" calcext:value-type="float">
            <text:p>0</text:p>
          </table:table-cell>
          <table:table-cell table:formula="of:=[.X4]/[.U4]*100" office:value-type="float" office:value="12.4705882352941" calcext:value-type="float">
            <text:p>12.4705882352941</text:p>
          </table:table-cell>
          <table:table-cell table:formula="of:=[.Y4]/[.V4]*100" office:value-type="float" office:value="34.4504021447721" calcext:value-type="float">
            <text:p>34.45040214477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formula="of:=[.AF4]/[.AC4]*100" office:value-type="string" office:string-value="" calcext:value-type="error">
            <text:p>#DIV/0!</text:p>
          </table:table-cell>
          <table:table-cell table:formula="of:=[.AG4]/[.AD4]*100" office:value-type="float" office:value="13.0434782608696" calcext:value-type="float">
            <text:p>13.0434782608696</text:p>
          </table:table-cell>
          <table:table-cell table:formula="of:=[.AH4]/[.AE4]*100" office:value-type="float" office:value="42.9931972789116" calcext:value-type="float">
            <text:p>42.9931972789116</text:p>
          </table:table-cell>
        </table:table-row>
        <table:table-row table:style-name="ro1">
          <table:table-cell office:value-type="string" calcext:value-type="string">
            <text:p>41-44</text:p>
          </table:table-cell>
          <table:table-cell office:value-type="float" office:value="23119" calcext:value-type="float">
            <text:p>23119</text:p>
          </table:table-cell>
          <table:table-cell office:value-type="float" office:value="159647" calcext:value-type="float">
            <text:p>159647</text:p>
          </table:table-cell>
          <table:table-cell office:value-type="float" office:value="37735" calcext:value-type="float">
            <text:p>37735</text:p>
          </table:table-cell>
          <table:table-cell office:value-type="float" office:value="1102" calcext:value-type="float">
            <text:p>1102</text:p>
          </table:table-cell>
          <table:table-cell office:value-type="float" office:value="66396" calcext:value-type="float">
            <text:p>66396</text:p>
          </table:table-cell>
          <table:table-cell office:value-type="float" office:value="22973" calcext:value-type="float">
            <text:p>22973</text:p>
          </table:table-cell>
          <table:table-cell table:formula="of:=[.E5]/[.B5]*100" office:value-type="float" office:value="4.76664215580259" calcext:value-type="float">
            <text:p>4.76664215580259</text:p>
          </table:table-cell>
          <table:table-cell table:formula="of:=[.F5]/[.C5]*100" office:value-type="float" office:value="41.5892562967046" calcext:value-type="float">
            <text:p>41.5892562967046</text:p>
          </table:table-cell>
          <table:table-cell table:formula="of:=[.G5]/[.D5]*100" office:value-type="float" office:value="60.8798197959454" calcext:value-type="float">
            <text:p>60.8798197959454</text:p>
          </table:table-cell>
          <table:table-cell office:value-type="float" office:value="119" calcext:value-type="float">
            <text:p>119</text:p>
          </table:table-cell>
          <table:table-cell office:value-type="float" office:value="3637" calcext:value-type="float">
            <text:p>3637</text:p>
          </table:table-cell>
          <table:table-cell office:value-type="float" office:value="5587" calcext:value-type="float">
            <text:p>5587</text:p>
          </table:table-cell>
          <table:table-cell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2522" calcext:value-type="float">
            <text:p>2522</text:p>
          </table:table-cell>
          <table:table-cell table:formula="of:=[.N5]/[.K5]*100" office:value-type="float" office:value="3.36134453781513" calcext:value-type="float">
            <text:p>3.36134453781513</text:p>
          </table:table-cell>
          <table:table-cell table:formula="of:=[.O5]/[.L5]*100" office:value-type="float" office:value="22.6835303821831" calcext:value-type="float">
            <text:p>22.6835303821831</text:p>
          </table:table-cell>
          <table:table-cell table:formula="of:=[.P5]/[.M5]*100" office:value-type="float" office:value="45.1405047431537" calcext:value-type="float">
            <text:p>45.1405047431537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table:formula="of:=[.W5]/[.T5]*100" office:value-type="float" office:value="0" calcext:value-type="float">
            <text:p>0</text:p>
          </table:table-cell>
          <table:table-cell table:formula="of:=[.X5]/[.U5]*100" office:value-type="float" office:value="12.9464285714286" calcext:value-type="float">
            <text:p>12.9464285714286</text:p>
          </table:table-cell>
          <table:table-cell table:formula="of:=[.Y5]/[.V5]*100" office:value-type="float" office:value="35.9770114942529" calcext:value-type="float">
            <text:p>35.97701149425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table:formula="of:=[.AF5]/[.AC5]*100" office:value-type="string" office:string-value="" calcext:value-type="error">
            <text:p>#DIV/0!</text:p>
          </table:table-cell>
          <table:table-cell table:formula="of:=[.AG5]/[.AD5]*100" office:value-type="float" office:value="18.5185185185185" calcext:value-type="float">
            <text:p>18.5185185185185</text:p>
          </table:table-cell>
          <table:table-cell table:formula="of:=[.AH5]/[.AE5]*100" office:value-type="float" office:value="41.6666666666667" calcext:value-type="float">
            <text:p>41.6666666666667</text:p>
          </table:table-cell>
        </table:table-row>
        <table:table-row table:style-name="ro1">
          <table:table-cell office:value-type="string" calcext:value-type="string">
            <text:p>42-45</text:p>
          </table:table-cell>
          <table:table-cell office:value-type="float" office:value="28361" calcext:value-type="float">
            <text:p>28361</text:p>
          </table:table-cell>
          <table:table-cell office:value-type="float" office:value="196421" calcext:value-type="float">
            <text:p>196421</text:p>
          </table:table-cell>
          <table:table-cell office:value-type="float" office:value="49280" calcext:value-type="float">
            <text:p>49280</text:p>
          </table:table-cell>
          <table:table-cell office:value-type="float" office:value="1579" calcext:value-type="float">
            <text:p>1579</text:p>
          </table:table-cell>
          <table:table-cell office:value-type="float" office:value="84523" calcext:value-type="float">
            <text:p>84523</text:p>
          </table:table-cell>
          <table:table-cell office:value-type="float" office:value="30348" calcext:value-type="float">
            <text:p>30348</text:p>
          </table:table-cell>
          <table:table-cell table:formula="of:=[.E6]/[.B6]*100" office:value-type="float" office:value="5.56750467190861" calcext:value-type="float">
            <text:p>5.56750467190861</text:p>
          </table:table-cell>
          <table:table-cell table:formula="of:=[.F6]/[.C6]*100" office:value-type="float" office:value="43.0315495797293" calcext:value-type="float">
            <text:p>43.0315495797293</text:p>
          </table:table-cell>
          <table:table-cell table:formula="of:=[.G6]/[.D6]*100" office:value-type="float" office:value="61.5827922077922" calcext:value-type="float">
            <text:p>61.5827922077922</text:p>
          </table:table-cell>
          <table:table-cell office:value-type="float" office:value="133" calcext:value-type="float">
            <text:p>133</text:p>
          </table:table-cell>
          <table:table-cell office:value-type="float" office:value="4151" calcext:value-type="float">
            <text:p>4151</text:p>
          </table:table-cell>
          <table:table-cell office:value-type="float" office:value="7026" calcext:value-type="float">
            <text:p>7026</text:p>
          </table:table-cell>
          <table:table-cell office:value-type="float" office:value="6" calcext:value-type="float">
            <text:p>6</text:p>
          </table:table-cell>
          <table:table-cell office:value-type="float" office:value="993" calcext:value-type="float">
            <text:p>993</text:p>
          </table:table-cell>
          <table:table-cell office:value-type="float" office:value="3151" calcext:value-type="float">
            <text:p>3151</text:p>
          </table:table-cell>
          <table:table-cell table:formula="of:=[.N6]/[.K6]*100" office:value-type="float" office:value="4.51127819548872" calcext:value-type="float">
            <text:p>4.51127819548872</text:p>
          </table:table-cell>
          <table:table-cell table:formula="of:=[.O6]/[.L6]*100" office:value-type="float" office:value="23.9219465189111" calcext:value-type="float">
            <text:p>23.9219465189111</text:p>
          </table:table-cell>
          <table:table-cell table:formula="of:=[.P6]/[.M6]*100" office:value-type="float" office:value="44.847708511244" calcext:value-type="float">
            <text:p>44.84770851124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06" calcext:value-type="float">
            <text:p>406</text:p>
          </table:table-cell>
          <table:table-cell table:formula="of:=[.W6]/[.T6]*100" office:value-type="string" office:string-value="" calcext:value-type="error">
            <text:p>#DIV/0!</text:p>
          </table:table-cell>
          <table:table-cell table:formula="of:=[.X6]/[.U6]*100" office:value-type="float" office:value="13.1274131274131" calcext:value-type="float">
            <text:p>13.1274131274131</text:p>
          </table:table-cell>
          <table:table-cell table:formula="of:=[.Y6]/[.V6]*100" office:value-type="float" office:value="37.8026070763501" calcext:value-type="float">
            <text:p>37.802607076350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table:formula="of:=[.AF6]/[.AC6]*100" office:value-type="string" office:string-value="" calcext:value-type="error">
            <text:p>#DIV/0!</text:p>
          </table:table-cell>
          <table:table-cell table:formula="of:=[.AG6]/[.AD6]*100" office:value-type="float" office:value="23.0769230769231" calcext:value-type="float">
            <text:p>23.0769230769231</text:p>
          </table:table-cell>
          <table:table-cell table:formula="of:=[.AH6]/[.AE6]*100" office:value-type="float" office:value="42.0278004905969" calcext:value-type="float">
            <text:p>42.0278004905969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office:value-type="float" office:value="31265" calcext:value-type="float">
            <text:p>31265</text:p>
          </table:table-cell>
          <table:table-cell office:value-type="float" office:value="207476" calcext:value-type="float">
            <text:p>207476</text:p>
          </table:table-cell>
          <table:table-cell office:value-type="float" office:value="51212" calcext:value-type="float">
            <text:p>51212</text:p>
          </table:table-cell>
          <table:table-cell office:value-type="float" office:value="2103" calcext:value-type="float">
            <text:p>2103</text:p>
          </table:table-cell>
          <table:table-cell office:value-type="float" office:value="101201" calcext:value-type="float">
            <text:p>101201</text:p>
          </table:table-cell>
          <table:table-cell office:value-type="float" office:value="36552" calcext:value-type="float">
            <text:p>36552</text:p>
          </table:table-cell>
          <table:table-cell table:formula="of:=[.E7]/[.B7]*100" office:value-type="float" office:value="6.72637134175596" calcext:value-type="float">
            <text:p>6.72637134175596</text:p>
          </table:table-cell>
          <table:table-cell table:formula="of:=[.F7]/[.C7]*100" office:value-type="float" office:value="48.7772079662226" calcext:value-type="float">
            <text:p>48.7772079662226</text:p>
          </table:table-cell>
          <table:table-cell table:formula="of:=[.G7]/[.D7]*100" office:value-type="float" office:value="71.3738967429509" calcext:value-type="float">
            <text:p>71.3738967429509</text:p>
          </table:table-cell>
          <table:table-cell office:value-type="float" office:value="147" calcext:value-type="float">
            <text:p>147</text:p>
          </table:table-cell>
          <table:table-cell office:value-type="float" office:value="4030" calcext:value-type="float">
            <text:p>4030</text:p>
          </table:table-cell>
          <table:table-cell office:value-type="float" office:value="6149" calcext:value-type="float">
            <text:p>6149</text:p>
          </table:table-cell>
          <table:table-cell office:value-type="float" office:value="11" calcext:value-type="float">
            <text:p>11</text:p>
          </table:table-cell>
          <table:table-cell office:value-type="float" office:value="1136" calcext:value-type="float">
            <text:p>1136</text:p>
          </table:table-cell>
          <table:table-cell office:value-type="float" office:value="3443" calcext:value-type="float">
            <text:p>3443</text:p>
          </table:table-cell>
          <table:table-cell table:formula="of:=[.N7]/[.K7]*100" office:value-type="float" office:value="7.48299319727891" calcext:value-type="float">
            <text:p>7.48299319727891</text:p>
          </table:table-cell>
          <table:table-cell table:formula="of:=[.O7]/[.L7]*100" office:value-type="float" office:value="28.1885856079404" calcext:value-type="float">
            <text:p>28.1885856079404</text:p>
          </table:table-cell>
          <table:table-cell table:formula="of:=[.P7]/[.M7]*100" office:value-type="float" office:value="55.9928443649374" calcext:value-type="float">
            <text:p>55.9928443649374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62" calcext:value-type="float">
            <text:p>462</text:p>
          </table:table-cell>
          <table:table-cell table:formula="of:=[.W7]/[.T7]*100" office:value-type="string" office:string-value="" calcext:value-type="error">
            <text:p>#DIV/0!</text:p>
          </table:table-cell>
          <table:table-cell table:formula="of:=[.X7]/[.U7]*100" office:value-type="float" office:value="15.3271028037383" calcext:value-type="float">
            <text:p>15.3271028037383</text:p>
          </table:table-cell>
          <table:table-cell table:formula="of:=[.Y7]/[.V7]*100" office:value-type="float" office:value="46.3855421686747" calcext:value-type="float">
            <text:p>46.38554216867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table:formula="of:=[.AF7]/[.AC7]*100" office:value-type="float" office:value="0" calcext:value-type="float">
            <text:p>0</text:p>
          </table:table-cell>
          <table:table-cell table:formula="of:=[.AG7]/[.AD7]*100" office:value-type="float" office:value="16.2162162162162" calcext:value-type="float">
            <text:p>16.2162162162162</text:p>
          </table:table-cell>
          <table:table-cell table:formula="of:=[.AH7]/[.AE7]*100" office:value-type="float" office:value="52.491103202847" calcext:value-type="float">
            <text:p>52.491103202847</text:p>
          </table:table-cell>
        </table:table-row>
        <table:table-row table:style-name="ro1">
          <table:table-cell office:value-type="string" calcext:value-type="string">
            <text:p>44-47</text:p>
          </table:table-cell>
          <table:table-cell office:value-type="float" office:value="34293" calcext:value-type="float">
            <text:p>34293</text:p>
          </table:table-cell>
          <table:table-cell office:value-type="float" office:value="229768" calcext:value-type="float">
            <text:p>229768</text:p>
          </table:table-cell>
          <table:table-cell office:value-type="float" office:value="57233" calcext:value-type="float">
            <text:p>57233</text:p>
          </table:table-cell>
          <table:table-cell office:value-type="float" office:value="2593" calcext:value-type="float">
            <text:p>2593</text:p>
          </table:table-cell>
          <table:table-cell office:value-type="float" office:value="114849" calcext:value-type="float">
            <text:p>114849</text:p>
          </table:table-cell>
          <table:table-cell office:value-type="float" office:value="40788" calcext:value-type="float">
            <text:p>40788</text:p>
          </table:table-cell>
          <table:table-cell table:formula="of:=[.E8]/[.B8]*100" office:value-type="float" office:value="7.5613098883154" calcext:value-type="float">
            <text:p>7.5613098883154</text:p>
          </table:table-cell>
          <table:table-cell table:formula="of:=[.F8]/[.C8]*100" office:value-type="float" office:value="49.9847672434804" calcext:value-type="float">
            <text:p>49.9847672434804</text:p>
          </table:table-cell>
          <table:table-cell table:formula="of:=[.G8]/[.D8]*100" office:value-type="float" office:value="71.2665769748222" calcext:value-type="float">
            <text:p>71.2665769748222</text:p>
          </table:table-cell>
          <table:table-cell office:value-type="float" office:value="169" calcext:value-type="float">
            <text:p>169</text:p>
          </table:table-cell>
          <table:table-cell office:value-type="float" office:value="4255" calcext:value-type="float">
            <text:p>4255</text:p>
          </table:table-cell>
          <table:table-cell office:value-type="float" office:value="6638" calcext:value-type="float">
            <text:p>6638</text:p>
          </table:table-cell>
          <table:table-cell office:value-type="float" office:value="18" calcext:value-type="float">
            <text:p>18</text:p>
          </table:table-cell>
          <table:table-cell office:value-type="float" office:value="1235" calcext:value-type="float">
            <text:p>1235</text:p>
          </table:table-cell>
          <table:table-cell office:value-type="float" office:value="3617" calcext:value-type="float">
            <text:p>3617</text:p>
          </table:table-cell>
          <table:table-cell table:formula="of:=[.N8]/[.K8]*100" office:value-type="float" office:value="10.6508875739645" calcext:value-type="float">
            <text:p>10.6508875739645</text:p>
          </table:table-cell>
          <table:table-cell table:formula="of:=[.O8]/[.L8]*100" office:value-type="float" office:value="29.0246768507638" calcext:value-type="float">
            <text:p>29.0246768507638</text:p>
          </table:table-cell>
          <table:table-cell table:formula="of:=[.P8]/[.M8]*100" office:value-type="float" office:value="54.4893040072311" calcext:value-type="float">
            <text:p>54.4893040072311</text:p>
          </table:table-cell>
          <table:table-cell office:value-type="float" office:value="4" calcext:value-type="float">
            <text:p>4</text:p>
          </table:table-cell>
          <table:table-cell office:value-type="float" office:value="598" calcext:value-type="float">
            <text:p>598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98" calcext:value-type="float">
            <text:p>498</text:p>
          </table:table-cell>
          <table:table-cell table:formula="of:=[.W8]/[.T8]*100" office:value-type="float" office:value="0" calcext:value-type="float">
            <text:p>0</text:p>
          </table:table-cell>
          <table:table-cell table:formula="of:=[.X8]/[.U8]*100" office:value-type="float" office:value="15.7190635451505" calcext:value-type="float">
            <text:p>15.7190635451505</text:p>
          </table:table-cell>
          <table:table-cell table:formula="of:=[.Y8]/[.V8]*100" office:value-type="float" office:value="44.5040214477212" calcext:value-type="float">
            <text:p>44.50402144772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9" calcext:value-type="float">
            <text:p>649</text:p>
          </table:table-cell>
          <table:table-cell table:formula="of:=[.AF8]/[.AC8]*100" office:value-type="float" office:value="0" calcext:value-type="float">
            <text:p>0</text:p>
          </table:table-cell>
          <table:table-cell table:formula="of:=[.AG8]/[.AD8]*100" office:value-type="float" office:value="18.1818181818182" calcext:value-type="float">
            <text:p>18.1818181818182</text:p>
          </table:table-cell>
          <table:table-cell table:formula="of:=[.AH8]/[.AE8]*100" office:value-type="float" office:value="48.0029585798817" calcext:value-type="float">
            <text:p>48.0029585798817</text:p>
          </table:table-cell>
        </table:table-row>
        <table:table-row table:style-name="ro1">
          <table:table-cell office:value-type="string" calcext:value-type="string">
            <text:p>45-48</text:p>
          </table:table-cell>
          <table:table-cell office:value-type="float" office:value="37193" calcext:value-type="float">
            <text:p>37193</text:p>
          </table:table-cell>
          <table:table-cell office:value-type="float" office:value="243648" calcext:value-type="float">
            <text:p>243648</text:p>
          </table:table-cell>
          <table:table-cell office:value-type="float" office:value="59596" calcext:value-type="float">
            <text:p>59596</text:p>
          </table:table-cell>
          <table:table-cell office:value-type="float" office:value="3078" calcext:value-type="float">
            <text:p>3078</text:p>
          </table:table-cell>
          <table:table-cell office:value-type="float" office:value="123240" calcext:value-type="float">
            <text:p>123240</text:p>
          </table:table-cell>
          <table:table-cell office:value-type="float" office:value="42085" calcext:value-type="float">
            <text:p>42085</text:p>
          </table:table-cell>
          <table:table-cell table:formula="of:=[.E9]/[.B9]*100" office:value-type="float" office:value="8.27575081332509" calcext:value-type="float">
            <text:p>8.27575081332509</text:p>
          </table:table-cell>
          <table:table-cell table:formula="of:=[.F9]/[.C9]*100" office:value-type="float" office:value="50.5811662726556" calcext:value-type="float">
            <text:p>50.5811662726556</text:p>
          </table:table-cell>
          <table:table-cell table:formula="of:=[.G9]/[.D9]*100" office:value-type="float" office:value="70.6171555137929" calcext:value-type="float">
            <text:p>70.6171555137929</text:p>
          </table:table-cell>
          <table:table-cell office:value-type="float" office:value="191" calcext:value-type="float">
            <text:p>191</text:p>
          </table:table-cell>
          <table:table-cell office:value-type="float" office:value="4414" calcext:value-type="float">
            <text:p>4414</text:p>
          </table:table-cell>
          <table:table-cell office:value-type="float" office:value="6805" calcext:value-type="float">
            <text:p>6805</text:p>
          </table:table-cell>
          <table:table-cell office:value-type="float" office:value="23" calcext:value-type="float">
            <text:p>23</text:p>
          </table:table-cell>
          <table:table-cell office:value-type="float" office:value="1332" calcext:value-type="float">
            <text:p>1332</text:p>
          </table:table-cell>
          <table:table-cell office:value-type="float" office:value="3557" calcext:value-type="float">
            <text:p>3557</text:p>
          </table:table-cell>
          <table:table-cell table:formula="of:=[.N9]/[.K9]*100" office:value-type="float" office:value="12.0418848167539" calcext:value-type="float">
            <text:p>12.0418848167539</text:p>
          </table:table-cell>
          <table:table-cell table:formula="of:=[.O9]/[.L9]*100" office:value-type="float" office:value="30.1767104666969" calcext:value-type="float">
            <text:p>30.1767104666969</text:p>
          </table:table-cell>
          <table:table-cell table:formula="of:=[.P9]/[.M9]*100" office:value-type="float" office:value="52.2703894195445" calcext:value-type="float">
            <text:p>52.2703894195445</text:p>
          </table:table-cell>
          <table:table-cell office:value-type="float" office:value="6" calcext:value-type="float">
            <text:p>6</text:p>
          </table:table-cell>
          <table:table-cell office:value-type="float" office:value="626" calcext:value-type="float">
            <text:p>626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table:formula="of:=[.W9]/[.T9]*100" office:value-type="float" office:value="0" calcext:value-type="float">
            <text:p>0</text:p>
          </table:table-cell>
          <table:table-cell table:formula="of:=[.X9]/[.U9]*100" office:value-type="float" office:value="16.7731629392971" calcext:value-type="float">
            <text:p>16.7731629392971</text:p>
          </table:table-cell>
          <table:table-cell table:formula="of:=[.Y9]/[.V9]*100" office:value-type="float" office:value="41.0958904109589" calcext:value-type="float">
            <text:p>41.095890410958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60" calcext:value-type="float">
            <text:p>660</text:p>
          </table:table-cell>
          <table:table-cell table:formula="of:=[.AF9]/[.AC9]*100" office:value-type="float" office:value="0" calcext:value-type="float">
            <text:p>0</text:p>
          </table:table-cell>
          <table:table-cell table:formula="of:=[.AG9]/[.AD9]*100" office:value-type="float" office:value="23.6842105263158" calcext:value-type="float">
            <text:p>23.6842105263158</text:p>
          </table:table-cell>
          <table:table-cell table:formula="of:=[.AH9]/[.AE9]*100" office:value-type="float" office:value="45.6116102280581" calcext:value-type="float">
            <text:p>45.6116102280581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office:value-type="float" office:value="36876" calcext:value-type="float">
            <text:p>36876</text:p>
          </table:table-cell>
          <table:table-cell office:value-type="float" office:value="245177" calcext:value-type="float">
            <text:p>245177</text:p>
          </table:table-cell>
          <table:table-cell office:value-type="float" office:value="58702" calcext:value-type="float">
            <text:p>58702</text:p>
          </table:table-cell>
          <table:table-cell office:value-type="float" office:value="3336" calcext:value-type="float">
            <text:p>3336</text:p>
          </table:table-cell>
          <table:table-cell office:value-type="float" office:value="124483" calcext:value-type="float">
            <text:p>124483</text:p>
          </table:table-cell>
          <table:table-cell office:value-type="float" office:value="40313" calcext:value-type="float">
            <text:p>40313</text:p>
          </table:table-cell>
          <table:table-cell table:formula="of:=[.E10]/[.B10]*100" office:value-type="float" office:value="9.04653433127237" calcext:value-type="float">
            <text:p>9.04653433127237</text:p>
          </table:table-cell>
          <table:table-cell table:formula="of:=[.F10]/[.C10]*100" office:value-type="float" office:value="50.772707064692" calcext:value-type="float">
            <text:p>50.772707064692</text:p>
          </table:table-cell>
          <table:table-cell table:formula="of:=[.G10]/[.D10]*100" office:value-type="float" office:value="68.6739804435965" calcext:value-type="float">
            <text:p>68.6739804435965</text:p>
          </table:table-cell>
          <table:table-cell office:value-type="float" office:value="205" calcext:value-type="float">
            <text:p>205</text:p>
          </table:table-cell>
          <table:table-cell office:value-type="float" office:value="4502" calcext:value-type="float">
            <text:p>4502</text:p>
          </table:table-cell>
          <table:table-cell office:value-type="float" office:value="6956" calcext:value-type="float">
            <text:p>6956</text:p>
          </table:table-cell>
          <table:table-cell office:value-type="float" office:value="21" calcext:value-type="float">
            <text:p>21</text:p>
          </table:table-cell>
          <table:table-cell office:value-type="float" office:value="1388" calcext:value-type="float">
            <text:p>1388</text:p>
          </table:table-cell>
          <table:table-cell office:value-type="float" office:value="3435" calcext:value-type="float">
            <text:p>3435</text:p>
          </table:table-cell>
          <table:table-cell table:formula="of:=[.N10]/[.K10]*100" office:value-type="float" office:value="10.2439024390244" calcext:value-type="float">
            <text:p>10.2439024390244</text:p>
          </table:table-cell>
          <table:table-cell table:formula="of:=[.O10]/[.L10]*100" office:value-type="float" office:value="30.8307418924922" calcext:value-type="float">
            <text:p>30.8307418924922</text:p>
          </table:table-cell>
          <table:table-cell table:formula="of:=[.P10]/[.M10]*100" office:value-type="float" office:value="49.3818286371478" calcext:value-type="float">
            <text:p>49.3818286371478</text:p>
          </table:table-cell>
          <table:table-cell office:value-type="float" office:value="7" calcext:value-type="float">
            <text:p>7</text:p>
          </table:table-cell>
          <table:table-cell office:value-type="float" office:value="622" calcext:value-type="float">
            <text:p>622</text:p>
          </table:table-cell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07" calcext:value-type="float">
            <text:p>507</text:p>
          </table:table-cell>
          <table:table-cell table:formula="of:=[.W10]/[.T10]*100" office:value-type="float" office:value="0" calcext:value-type="float">
            <text:p>0</text:p>
          </table:table-cell>
          <table:table-cell table:formula="of:=[.X10]/[.U10]*100" office:value-type="float" office:value="19.2926045016077" calcext:value-type="float">
            <text:p>19.2926045016077</text:p>
          </table:table-cell>
          <table:table-cell table:formula="of:=[.Y10]/[.V10]*100" office:value-type="float" office:value="40.6902086677368" calcext:value-type="float">
            <text:p>40.690208667736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91" calcext:value-type="float">
            <text:p>691</text:p>
          </table:table-cell>
          <table:table-cell table:formula="of:=[.AF10]/[.AC10]*100" office:value-type="string" office:string-value="" calcext:value-type="error">
            <text:p>#DIV/0!</text:p>
          </table:table-cell>
          <table:table-cell table:formula="of:=[.AG10]/[.AD10]*100" office:value-type="float" office:value="14.4827586206897" calcext:value-type="float">
            <text:p>14.4827586206897</text:p>
          </table:table-cell>
          <table:table-cell table:formula="of:=[.AH10]/[.AE10]*100" office:value-type="float" office:value="44.8992852501624" calcext:value-type="float">
            <text:p>44.8992852501624</text:p>
          </table:table-cell>
        </table:table-row>
      </table:table>
      <table:table table:name="Tabelle2" table:style-name="ta1">
        <table:table-column table:style-name="co1" table:number-columns-repeated="25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style-name="ce1" table:number-columns-repeated="4"/>
          <table:table-cell table:number-columns-repeated="21"/>
        </table:table-row>
        <table:table-row table:style-name="ro1">
          <table:table-cell/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18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7"/>
        </table:table-row>
        <table:table-row table:style-name="ro1">
          <table:table-cell table:number-columns-repeated="5"/>
          <table:table-cell table:style-name="ce6" table:number-columns-repeated="4"/>
          <table:table-cell table:number-columns-repeated="15"/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20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formula="of:=36552/(0.87*51212)" office:value-type="float" office:value="0.820389617735068" calcext:value-type="float">
            <text:p>0.820389617735068</text:p>
          </table:table-cell>
          <table:table-cell table:formula="of:=(51212-36552)/(0.13*51212)" office:value-type="float" office:value="2.20200794284993" calcext:value-type="float">
            <text:p>2.20200794284993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formula="of:=1-[.A18]/[.B18]" office:value-type="float" office:value="0.627435668250459" calcext:value-type="float">
            <text:p>0.627435668250459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Tabelle1.A1:Tabelle1.AK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9:59:18.5956379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07:41:54.411904349</meta:creation-date>
    <dc:date>2021-12-21T10:05:02.748869958</dc:date>
    <meta:editing-duration>P1DT5H7M22S</meta:editing-duration>
    <meta:editing-cycles>6</meta:editing-cycles>
    <meta:generator>LibreOffice/6.0.7.3$Linux_X86_64 LibreOffice_project/00m0$Build-3</meta:generator>
    <meta:document-statistic meta:table-count="2" meta:cell-count="383" meta:object-count="0"/>
  </office:meta>
</office:document-meta>
</file>